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UENTES AGUEDO, PERCY LEON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959203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UENTES AGUEDO, PERCY LEON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5920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16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4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1/09/2021</text:p>
          </table:table-cell>
          <table:table-cell table:style-name="Tabla2.A2" office:value-type="string">
            <text:p text:style-name="P9">4669718</text:p>
          </table:table-cell>
          <table:table-cell table:style-name="Tabla2.A2" office:value-type="string">
            <text:p text:style-name="P9">22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GEN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1T00:43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